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DataImpl.VerificationDataImpl( InvocationContainerImpl invocations , InvocationMatcher wan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cationDataImpl.assertWantedIsVerifi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ificationDataImpl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DataImpl.getAll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